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Roboto" svg:font-family="Roboto, Arial, sans-serif"/>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15274d" style:font-name="Roboto" fo:font-size="13.5pt" fo:letter-spacing="normal" fo:font-style="normal" fo:font-weight="normal" officeooo:paragraph-rsid="0004f451"/>
    </style:style>
    <style:style style:name="P2" style:family="paragraph" style:parent-style-name="Standard">
      <style:paragraph-properties fo:margin-left="0cm" fo:margin-right="0cm" fo:orphans="2" fo:widows="2" fo:text-indent="0cm" style:auto-text-indent="false"/>
      <style:text-properties fo:font-variant="normal" fo:text-transform="none" fo:color="#15274d" style:font-name="Roboto" fo:font-size="13.5pt" fo:letter-spacing="normal" fo:font-style="normal" fo:font-weight="normal" officeooo:rsid="0004f451" officeooo:paragraph-rsid="0004f451"/>
    </style:style>
    <style:style style:name="P3" style:family="paragraph" style:parent-style-name="Standard">
      <style:paragraph-properties fo:margin-left="0cm" fo:margin-right="0cm" fo:orphans="2" fo:widows="2" fo:text-indent="0cm" style:auto-text-indent="false"/>
      <style:text-properties fo:font-variant="normal" fo:text-transform="none" fo:color="#15274d" style:font-name="Roboto" fo:font-size="12pt" fo:letter-spacing="normal" fo:font-style="normal" fo:font-weight="normal" officeooo:paragraph-rsid="0004f451" style:font-size-asian="12pt" style:font-size-complex="12pt"/>
    </style:style>
    <style:style style:name="P4" style:family="paragraph" style:parent-style-name="Standard">
      <style:paragraph-properties fo:margin-left="0cm" fo:margin-right="0cm" fo:orphans="2" fo:widows="2" fo:text-indent="0cm" style:auto-text-indent="false"/>
      <style:text-properties fo:font-variant="normal" fo:text-transform="none" fo:color="#15274d" style:font-name="Roboto" fo:font-size="12pt" fo:letter-spacing="normal" fo:font-style="normal" fo:font-weight="normal" officeooo:rsid="0004f451" officeooo:paragraph-rsid="0004f451" style:font-size-asian="12pt" style:font-size-complex="12pt"/>
    </style:style>
    <style:style style:name="P5" style:family="paragraph" style:parent-style-name="Standard">
      <style:paragraph-properties fo:margin-left="0cm" fo:margin-right="0cm" fo:orphans="2" fo:widows="2" fo:text-indent="0cm" style:auto-text-indent="false"/>
      <style:text-properties fo:font-variant="normal" fo:text-transform="none" fo:color="#15274d" style:font-name="Roboto" fo:font-size="12pt" fo:letter-spacing="normal" fo:font-style="normal" fo:font-weight="normal" officeooo:rsid="00090471" officeooo:paragraph-rsid="0004f451" style:font-size-asian="12pt" style:font-size-complex="12pt"/>
    </style:style>
    <style:style style:name="P6" style:family="paragraph" style:parent-style-name="Standard">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officeooo:paragraph-rsid="0004f451"/>
    </style:style>
    <style:style style:name="P7" style:family="paragraph" style:parent-style-name="Standard">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officeooo:rsid="000ada32" officeooo:paragraph-rsid="0004f451"/>
    </style:style>
    <style:style style:name="P8" style:family="paragraph" style:parent-style-name="Standard">
      <style:paragraph-properties fo:margin-left="0cm" fo:margin-right="0cm" fo:orphans="2" fo:widows="2" fo:text-indent="0cm" style:auto-text-indent="false"/>
      <style:text-properties officeooo:paragraph-rsid="0004f451"/>
    </style:style>
    <style:style style:name="P9" style:family="paragraph" style:parent-style-name="Standard">
      <style:paragraph-properties fo:margin-left="0cm" fo:margin-right="0cm" fo:orphans="2" fo:widows="2" fo:text-indent="0cm" style:auto-text-indent="false"/>
      <style:text-properties officeooo:paragraph-rsid="0005fa0e"/>
    </style:style>
    <style:style style:name="P10" style:family="paragraph" style:parent-style-name="Standard">
      <style:paragraph-properties fo:margin-left="0cm" fo:margin-right="0cm" fo:orphans="2" fo:widows="2" fo:text-indent="0cm" style:auto-text-indent="false" fo:padding="0.074cm" fo:border-left="none" fo:border-right="none" fo:border-top="none" fo:border-bottom="0.06pt solid #000000" style:join-border="false"/>
      <style:text-properties fo:font-variant="normal" fo:text-transform="none" fo:color="#15274d" style:font-name="Roboto" fo:font-size="13.5pt" fo:letter-spacing="normal" fo:font-style="normal" fo:font-weight="normal" officeooo:rsid="0004f451" officeooo:paragraph-rsid="0004f451"/>
    </style:style>
    <style:style style:name="P11" style:family="paragraph" style:parent-style-name="Heading_20_2">
      <style:paragraph-properties fo:margin-left="0cm" fo:margin-right="0cm" fo:orphans="2" fo:widows="2" fo:text-indent="0cm" style:auto-text-indent="false" fo:padding="0.074cm" fo:border-left="none" fo:border-right="none" fo:border-top="none" fo:border-bottom="0.06pt solid #000000" style:join-border="false"/>
      <style:text-properties fo:font-variant="normal" fo:text-transform="none" fo:color="#010101" style:font-name="Roboto Slab" fo:font-size="18pt" fo:letter-spacing="normal" fo:font-style="normal" fo:font-weight="bold"/>
    </style:style>
    <style:style style:name="P12" style:family="paragraph" style:parent-style-name="Text_20_body">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officeooo:rsid="000ada32" officeooo:paragraph-rsid="0004f451"/>
    </style:style>
    <style:style style:name="P13" style:family="paragraph" style:parent-style-name="Text_20_body">
      <style:paragraph-properties fo:margin-left="0cm" fo:margin-right="0cm" fo:orphans="2" fo:widows="2" fo:text-indent="0cm" style:auto-text-indent="false"/>
      <style:text-properties fo:font-variant="normal" fo:text-transform="none" fo:color="#010101" style:font-name="Lato" fo:font-size="12pt" fo:letter-spacing="normal" fo:font-style="normal" fo:font-weight="normal"/>
    </style:style>
    <style:style style:name="P14" style:family="paragraph" style:parent-style-name="Text_20_body">
      <style:paragraph-properties fo:margin-left="0cm" fo:margin-right="0cm" fo:orphans="2" fo:widows="2" fo:text-indent="0cm" style:auto-text-indent="false"/>
    </style:style>
    <style:style style:name="P15" style:family="paragraph" style:parent-style-name="Text_20_body">
      <style:paragraph-properties fo:margin-left="0cm" fo:margin-right="0cm" fo:text-align="start" style:justify-single-word="false" fo:orphans="2" fo:widows="2" fo:text-indent="0cm" style:auto-text-indent="false"/>
    </style:style>
    <style:style style:name="P16"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text-properties fo:font-variant="normal" fo:text-transform="none" fo:color="#010101" style:font-name="Lato" fo:font-size="12pt" fo:letter-spacing="normal" fo:font-style="normal" fo:font-weight="normal"/>
    </style:style>
    <style:style style:name="P19" style:family="paragraph" style:parent-style-name="Text_20_body">
      <style:text-properties fo:font-variant="normal" fo:text-transform="none" fo:color="#010101" style:font-name="Lato" fo:font-size="12pt" fo:letter-spacing="normal" fo:font-style="normal" fo:font-weight="normal" officeooo:rsid="00198768"/>
    </style:style>
    <style:style style:name="P20" style:family="paragraph" style:parent-style-name="Text_20_body">
      <style:paragraph-properties fo:padding="0.074cm" fo:border-left="none" fo:border-right="none" fo:border-top="none" fo:border-bottom="0.06pt solid #000000" style:join-border="false"/>
    </style:style>
    <style:style style:name="P21" style:family="paragraph" style:parent-style-name="Heading_20_2">
      <style:text-properties fo:font-variant="normal" fo:text-transform="none" fo:color="#010101" style:font-name="Lato" fo:font-size="15pt" fo:letter-spacing="normal" fo:font-style="normal" fo:font-weight="normal" style:font-size-asian="15pt" style:font-size-complex="15pt"/>
    </style:style>
    <style:style style:name="P22" style:family="paragraph" style:parent-style-name="Heading_20_1">
      <style:text-properties fo:font-variant="normal" fo:text-transform="none" fo:color="#010101" style:font-name="Roboto Slab" fo:font-size="16pt" fo:letter-spacing="normal" fo:font-style="normal" fo:font-weight="bold" officeooo:paragraph-rsid="001da057" style:font-size-asian="16pt" style:font-size-complex="16pt"/>
    </style:style>
    <style:style style:name="P23" style:family="paragraph" style:parent-style-name="Text_20_body">
      <style:text-properties officeooo:paragraph-rsid="001da057"/>
    </style:style>
    <style:style style:name="P24" style:family="paragraph" style:parent-style-name="Text_20_body">
      <style:text-properties fo:font-variant="normal" fo:text-transform="none" fo:color="#010101" style:font-name="Lato" fo:font-size="12pt" fo:letter-spacing="normal" fo:font-style="normal" fo:font-weight="normal" officeooo:paragraph-rsid="001da057"/>
    </style:style>
    <style:style style:name="P25" style:family="paragraph" style:parent-style-name="Text_20_body">
      <style:text-properties fo:font-variant="normal" fo:text-transform="none" fo:color="#010101" style:font-name="Roboto Slab" fo:font-size="18pt" fo:letter-spacing="normal" fo:font-style="normal" fo:font-weight="bold" officeooo:paragraph-rsid="001da057"/>
    </style:style>
    <style:style style:name="P26" style:family="paragraph" style:parent-style-name="Text_20_body">
      <style:text-properties officeooo:paragraph-rsid="001ecf7b"/>
    </style:style>
    <style:style style:name="P27" style:family="paragraph" style:parent-style-name="Text_20_body">
      <style:text-properties officeooo:paragraph-rsid="0020297b"/>
    </style:style>
    <style:style style:name="P28" style:family="paragraph" style:parent-style-name="Text_20_body" style:list-style-name="L1">
      <style:paragraph-properties fo:margin-left="0.635cm" fo:margin-right="0cm" fo:margin-top="0cm" fo:margin-bottom="0.635cm" loext:contextual-spacing="false" style:line-height-at-least="0.635cm" fo:orphans="2" fo:widows="2" fo:text-indent="0cm" style:auto-text-indent="false" fo:padding="0cm" fo:border="none"/>
      <style:text-properties fo:font-variant="normal" fo:text-transform="none" fo:color="#010101" style:font-name="Lato" fo:font-size="12pt" fo:letter-spacing="normal" fo:font-style="normal" fo:font-weight="normal"/>
    </style:style>
    <style:style style:name="P29" style:family="paragraph" style:parent-style-name="Text_20_body" style:list-style-name="L2">
      <style:paragraph-properties fo:margin-left="0.635cm" fo:margin-right="0cm" fo:margin-top="0cm" fo:margin-bottom="0.635cm" loext:contextual-spacing="false" style:line-height-at-least="0.635cm" fo:orphans="2" fo:widows="2" fo:text-indent="0cm" style:auto-text-indent="false" fo:padding="0cm" fo:border="none"/>
      <style:text-properties fo:font-variant="normal" fo:text-transform="none" fo:color="#010101" style:font-name="Lato" fo:font-size="12pt" fo:letter-spacing="normal" fo:font-style="normal" fo:font-weight="normal"/>
    </style:style>
    <style:style style:name="P30" style:family="paragraph" style:parent-style-name="Text_20_body" style:list-style-name="L3">
      <style:paragraph-properties fo:margin-left="0.635cm" fo:margin-right="0cm" fo:margin-top="0cm" fo:margin-bottom="0.635cm" loext:contextual-spacing="false" style:line-height-at-least="0.635cm" fo:orphans="2" fo:widows="2" fo:text-indent="0cm" style:auto-text-indent="false" fo:padding="0cm" fo:border="none"/>
      <style:text-properties fo:font-variant="normal" fo:text-transform="none" fo:color="#010101" style:font-name="Lato" fo:font-size="12pt" fo:letter-spacing="normal" fo:font-style="normal" fo:font-weight="normal"/>
    </style:style>
    <style:style style:name="P31" style:family="paragraph" style:parent-style-name="Text_20_body" style:list-style-name="L1">
      <style:paragraph-properties fo:margin-left="0.635cm" fo:margin-right="0cm" fo:margin-top="0cm" fo:margin-bottom="0.635cm" loext:contextual-spacing="false" style:line-height-at-least="0.635cm" fo:orphans="2" fo:widows="2" fo:text-indent="0cm" style:auto-text-indent="false" fo:padding="0cm" fo:border="none"/>
    </style:style>
    <style:style style:name="P32" style:family="paragraph" style:parent-style-name="Text_20_body" style:list-style-name="L5">
      <style:paragraph-properties fo:margin-left="0.635cm" fo:margin-right="0cm" fo:margin-top="0cm" fo:margin-bottom="0.635cm" loext:contextual-spacing="false" style:line-height-at-least="0.635cm" fo:orphans="2" fo:widows="2" fo:text-indent="0cm" style:auto-text-indent="false" fo:padding="0cm" fo:border="none"/>
    </style:style>
    <style:style style:name="P33" style:family="paragraph" style:parent-style-name="Text_20_body">
      <style:paragraph-properties fo:margin-left="0cm" fo:margin-right="0cm" fo:margin-top="0cm" fo:margin-bottom="0.635cm" loext:contextual-spacing="false" style:line-height-at-least="0.635cm" fo:orphans="2" fo:widows="2" fo:text-indent="0cm" style:auto-text-indent="false"/>
    </style:style>
    <style:style style:name="P34"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010101" style:font-name="Lato" fo:font-size="12pt" fo:letter-spacing="normal" fo:font-style="normal" fo:font-weight="normal"/>
    </style:style>
    <style:style style:name="P35" style:family="paragraph" style:parent-style-name="Heading_20_2">
      <style:text-properties fo:font-variant="normal" fo:text-transform="none" fo:color="#010101" style:font-name="Roboto Slab" fo:font-size="18pt" fo:letter-spacing="normal" fo:font-style="normal" fo:font-weight="bold" officeooo:paragraph-rsid="001da057"/>
    </style:style>
    <style:style style:name="P36" style:family="paragraph" style:parent-style-name="Heading_20_2">
      <style:text-properties officeooo:paragraph-rsid="001da057"/>
    </style:style>
    <style:style style:name="P37" style:family="paragraph" style:parent-style-name="Heading_20_2">
      <style:paragraph-properties fo:margin-left="0cm" fo:margin-right="0cm" fo:margin-top="0cm" fo:margin-bottom="0.247cm" loext:contextual-spacing="false" fo:orphans="2" fo:widows="2" fo:text-indent="0cm" style:auto-text-indent="false"/>
      <style:text-properties fo:font-variant="normal" fo:text-transform="none" fo:color="#010101" style:font-name="Roboto Slab" fo:font-size="18pt" fo:letter-spacing="normal" fo:font-style="normal" fo:font-weight="bold"/>
    </style:style>
    <style:style style:name="P38" style:family="paragraph" style:parent-style-name="Heading_20_3">
      <style:text-properties fo:font-variant="normal" fo:text-transform="none" fo:color="#010101" style:font-name="Roboto Slab" fo:font-size="16pt" fo:letter-spacing="normal" fo:font-style="normal" fo:font-weight="bold" style:font-size-asian="16pt" style:font-size-complex="16pt"/>
    </style:style>
    <style:style style:name="T1" style:family="text">
      <style:text-properties officeooo:rsid="0004f451"/>
    </style:style>
    <style:style style:name="T2" style:family="text">
      <style:text-properties fo:font-variant="normal" fo:text-transform="none" fo:color="#15274d" style:font-name="Roboto" fo:font-size="13.5pt" fo:letter-spacing="normal" fo:font-style="normal" fo:font-weight="normal"/>
    </style:style>
    <style:style style:name="T3" style:family="text">
      <style:text-properties fo:font-variant="normal" fo:text-transform="none" fo:color="#15274d" style:font-name="Roboto" fo:font-size="13.5pt" fo:letter-spacing="normal" fo:font-style="normal" fo:font-weight="normal" officeooo:rsid="0004f451"/>
    </style:style>
    <style:style style:name="T4" style:family="text">
      <style:text-properties fo:font-variant="normal" fo:text-transform="none" fo:color="#15274d" style:font-name="Roboto" fo:font-size="13.5pt" fo:letter-spacing="normal" fo:font-style="normal" fo:font-weight="normal" officeooo:rsid="0005fa0e"/>
    </style:style>
    <style:style style:name="T5" style:family="text">
      <style:text-properties fo:font-variant="normal" fo:text-transform="none" fo:color="#15274d" style:font-name="Roboto" fo:font-size="13.5pt" fo:letter-spacing="normal" fo:font-style="normal" fo:font-weight="bold" officeooo:rsid="0004f451" loext:padding="0cm" loext:border="none"/>
    </style:style>
    <style:style style:name="T6" style:family="text">
      <style:text-properties fo:font-variant="normal" fo:text-transform="none" fo:color="#15274d" style:font-name="Roboto" fo:letter-spacing="normal" fo:font-style="normal" fo:font-weight="normal" officeooo:rsid="0004f451"/>
    </style:style>
    <style:style style:name="T7" style:family="text">
      <style:text-properties fo:font-variant="normal" fo:text-transform="none" fo:color="#15274d" style:font-name="Roboto" fo:font-size="12pt" fo:letter-spacing="normal" fo:font-style="normal" fo:font-weight="normal" style:font-size-asian="12pt" style:font-size-complex="12pt"/>
    </style:style>
    <style:style style:name="T8" style:family="text">
      <style:text-properties fo:font-variant="normal" fo:text-transform="none" fo:color="#15274d" style:font-name="Roboto" fo:font-size="12pt" fo:letter-spacing="normal" fo:font-style="normal" fo:font-weight="normal" officeooo:rsid="0004f451" style:font-size-asian="12pt" style:font-size-complex="12pt"/>
    </style:style>
    <style:style style:name="T9" style:family="text">
      <style:text-properties fo:font-variant="normal" fo:text-transform="none" fo:color="#15274d" style:font-name="Roboto" fo:font-size="12pt" fo:letter-spacing="normal" fo:font-style="normal" fo:font-weight="normal" officeooo:rsid="0006f62f" style:font-size-asian="12pt" style:font-size-complex="12pt"/>
    </style:style>
    <style:style style:name="T10" style:family="text">
      <style:text-properties fo:font-variant="normal" fo:text-transform="none" fo:color="#15274d" style:font-name="Roboto" fo:font-size="12pt" fo:letter-spacing="normal" fo:font-style="normal" fo:font-weight="normal" officeooo:rsid="00090471" style:font-size-asian="12pt" style:font-size-complex="12pt"/>
    </style:style>
    <style:style style:name="T11" style:family="text">
      <style:text-properties fo:font-variant="normal" fo:text-transform="none" fo:color="#15274d" style:font-name="Roboto" fo:font-size="12pt" fo:letter-spacing="normal" fo:font-style="normal" fo:font-weight="bold" style:font-size-asian="12pt" style:font-size-complex="12pt" loext:padding="0cm" loext:border="none"/>
    </style:style>
    <style:style style:name="T12" style:family="text">
      <style:text-properties fo:font-variant="normal" fo:text-transform="none" fo:color="#15274d" fo:font-size="12pt" fo:letter-spacing="normal" style:font-size-asian="12pt" style:font-size-complex="12pt"/>
    </style:style>
    <style:style style:name="T13" style:family="text">
      <style:text-properties fo:font-variant="normal" fo:text-transform="none" fo:color="#222222" style:font-name="arial" fo:font-size="12pt" fo:letter-spacing="normal" fo:font-style="normal" fo:font-weight="normal"/>
    </style:style>
    <style:style style:name="T14" style:family="text">
      <style:text-properties fo:font-variant="normal" fo:text-transform="none" fo:color="#222222" style:font-name="arial" fo:font-size="12pt" fo:letter-spacing="normal" fo:font-style="normal" fo:font-weight="normal" officeooo:rsid="00129e0d"/>
    </style:style>
    <style:style style:name="T15" style:family="text">
      <style:text-properties fo:font-variant="normal" fo:text-transform="none" fo:color="#222222" style:font-name="arial" fo:font-size="12pt" fo:letter-spacing="normal" fo:font-style="normal" fo:font-weight="bold"/>
    </style:style>
    <style:style style:name="T16" style:family="text">
      <style:text-properties fo:font-variant="normal" fo:text-transform="none" fo:color="#222222" style:font-name="arial" fo:font-size="12pt" fo:letter-spacing="normal" fo:font-style="normal" fo:font-weight="bold" officeooo:rsid="00129e0d"/>
    </style:style>
    <style:style style:name="T17" style:family="text">
      <style:text-properties fo:font-variant="normal" fo:text-transform="none" fo:color="#222222" style:font-name="arial" fo:font-size="15pt" fo:letter-spacing="normal" fo:font-style="normal" fo:font-weight="bold" style:font-size-asian="15pt" style:font-size-complex="15pt"/>
    </style:style>
    <style:style style:name="T18" style:family="text">
      <style:text-properties fo:font-variant="normal" fo:text-transform="none" fo:color="#222222" style:font-name="arial" fo:font-size="15pt" fo:letter-spacing="normal" fo:font-style="normal" fo:font-weight="normal" style:font-size-asian="15pt" style:font-size-complex="15pt"/>
    </style:style>
    <style:style style:name="T19" style:family="text">
      <style:text-properties fo:font-variant="normal" fo:text-transform="none" fo:color="#222222" fo:letter-spacing="normal"/>
    </style:style>
    <style:style style:name="T20" style:family="text">
      <style:text-properties fo:font-variant="normal" fo:text-transform="none" fo:color="#222222" style:font-name="Lato" fo:font-size="12pt" fo:letter-spacing="normal" fo:font-style="normal" fo:font-weight="bold" officeooo:rsid="00129e0d"/>
    </style:style>
    <style:style style:name="T21" style:family="text">
      <style:text-properties fo:font-variant="normal" fo:text-transform="none" fo:color="#222222" style:font-name="Lato" fo:font-size="12pt" fo:letter-spacing="normal" fo:font-style="normal" fo:font-weight="normal"/>
    </style:style>
    <style:style style:name="T22" style:family="text">
      <style:text-properties fo:font-variant="normal" fo:text-transform="none" fo:color="#010101" style:font-name="Roboto" fo:font-size="12pt" fo:letter-spacing="normal" fo:font-style="normal" fo:font-weight="normal" officeooo:rsid="0004f451" style:font-size-asian="12pt" style:font-size-complex="12pt"/>
    </style:style>
    <style:style style:name="T23" style:family="text">
      <style:text-properties fo:font-variant="normal" fo:text-transform="none" fo:color="#010101" style:font-name="Roboto" fo:font-size="12pt" fo:letter-spacing="normal" fo:font-style="normal" fo:font-weight="normal" officeooo:rsid="00090471" style:font-size-asian="12pt" style:font-size-complex="12pt"/>
    </style:style>
    <style:style style:name="T24" style:family="text">
      <style:text-properties fo:font-variant="normal" fo:text-transform="none" fo:color="#010101" style:font-name="Lato" fo:font-size="12pt" fo:letter-spacing="normal" fo:font-style="normal" fo:font-weight="normal"/>
    </style:style>
    <style:style style:name="T25" style:family="text">
      <style:text-properties fo:font-variant="normal" fo:text-transform="none" fo:color="#010101" style:font-name="Lato" fo:font-size="12pt" fo:letter-spacing="normal" fo:font-style="normal" fo:font-weight="normal" officeooo:rsid="0004f451" style:font-size-asian="12pt" style:font-size-complex="12pt"/>
    </style:style>
    <style:style style:name="T26" style:family="text">
      <style:text-properties fo:font-variant="normal" fo:text-transform="none" fo:color="#010101" style:font-name="Lato" fo:font-size="12pt" fo:letter-spacing="normal" fo:font-style="normal" fo:font-weight="normal" officeooo:rsid="00090471" style:font-size-asian="12pt" style:font-size-complex="12pt"/>
    </style:style>
    <style:style style:name="T27" style:family="text">
      <style:text-properties fo:font-variant="normal" fo:text-transform="none" fo:color="#010101" style:font-name="Lato" fo:font-size="12pt" fo:letter-spacing="normal" fo:font-style="normal" fo:font-weight="normal" officeooo:rsid="000ada32"/>
    </style:style>
    <style:style style:name="T28" style:family="text">
      <style:text-properties fo:font-variant="normal" fo:text-transform="none" fo:color="#010101" style:font-name="Lato" fo:font-size="12pt" fo:letter-spacing="normal" fo:font-style="normal" fo:font-weight="normal" officeooo:rsid="00198768"/>
    </style:style>
    <style:style style:name="T29" style:family="text">
      <style:text-properties fo:font-variant="normal" fo:text-transform="none" fo:color="#010101" style:font-name="Lato" fo:font-size="12pt" fo:letter-spacing="normal" fo:font-style="normal" fo:font-weight="normal" officeooo:rsid="001ecf7b"/>
    </style:style>
    <style:style style:name="T30" style:family="text">
      <style:text-properties fo:font-variant="normal" fo:text-transform="none" fo:color="#010101" style:font-name="Lato" fo:font-size="12pt" fo:letter-spacing="normal" fo:font-style="normal" fo:font-weight="bold"/>
    </style:style>
    <style:style style:name="T31" style:family="text">
      <style:text-properties fo:font-variant="normal" fo:text-transform="none" fo:color="#010101" style:font-name="Lato" fo:font-size="12pt" fo:letter-spacing="normal" fo:font-style="normal" fo:font-weight="bold" officeooo:rsid="00090471" style:font-size-asian="12pt" style:font-size-complex="12pt"/>
    </style:style>
    <style:style style:name="T32" style:family="text">
      <style:text-properties fo:font-variant="normal" fo:text-transform="none" fo:color="#010101" style:font-name="Lato" fo:font-size="12pt" fo:letter-spacing="normal" fo:font-style="normal" fo:font-weight="bold" officeooo:rsid="000ada32"/>
    </style:style>
    <style:style style:name="T33" style:family="text">
      <style:text-properties fo:font-variant="normal" fo:text-transform="none" fo:color="#010101" style:font-name="Lato" fo:font-size="12pt" fo:letter-spacing="normal" fo:font-style="normal" fo:font-weight="bold" officeooo:rsid="00129e0d"/>
    </style:style>
    <style:style style:name="T34" style:family="text">
      <style:text-properties fo:font-variant="normal" fo:text-transform="none" fo:color="#010101" style:font-name="Lato" fo:font-size="12pt" fo:letter-spacing="normal" fo:font-weight="normal"/>
    </style:style>
    <style:style style:name="T35" style:family="text">
      <style:text-properties fo:font-variant="normal" fo:text-transform="none" fo:color="#010101" style:font-name="Lato" fo:font-size="12pt" fo:letter-spacing="normal" fo:font-weight="normal" officeooo:rsid="0004f451" style:font-size-asian="12pt" style:font-size-complex="12pt"/>
    </style:style>
    <style:style style:name="T36" style:family="text">
      <style:text-properties fo:font-variant="normal" fo:text-transform="none" fo:color="#010101" style:font-name="Lato" fo:font-size="12pt" fo:letter-spacing="normal" officeooo:rsid="000ada32"/>
    </style:style>
    <style:style style:name="T37" style:family="text">
      <style:text-properties fo:font-variant="normal" fo:text-transform="none" fo:color="#010101" style:font-name="Lato" fo:font-size="15pt" fo:letter-spacing="normal" fo:font-style="normal" fo:font-weight="normal" style:font-size-asian="15pt" style:font-size-complex="15pt"/>
    </style:style>
    <style:style style:name="T38" style:family="text">
      <style:text-properties fo:font-variant="normal" fo:text-transform="none" fo:color="#010101" style:font-name="Lato" fo:letter-spacing="normal" fo:font-style="normal" fo:font-weight="normal"/>
    </style:style>
    <style:style style:name="T39" style:family="text">
      <style:text-properties fo:font-variant="normal" fo:text-transform="none" fo:color="#010101" style:font-name="Roboto Slab" fo:font-size="18pt" fo:letter-spacing="normal" fo:font-style="normal" fo:font-weight="bold"/>
    </style:style>
    <style:style style:name="T40" style:family="text">
      <style:text-properties fo:font-variant="normal" fo:text-transform="none" fo:color="#010101" style:font-name="Roboto Slab" fo:font-size="21pt" fo:letter-spacing="normal" fo:font-style="normal" fo:font-weight="bold"/>
    </style:style>
    <style:style style:name="T41" style:family="text">
      <style:text-properties fo:font-variant="normal" fo:text-transform="none" fo:color="#010101" fo:letter-spacing="normal"/>
    </style:style>
    <style:style style:name="T42" style:family="text">
      <style:text-properties fo:font-variant="normal" fo:text-transform="none" fo:color="#010101" fo:letter-spacing="normal" officeooo:rsid="001ecf7b"/>
    </style:style>
    <style:style style:name="T43" style:family="text">
      <style:text-properties fo:font-variant="normal" fo:text-transform="none" fo:color="#010101" style:text-line-through-style="none" style:text-line-through-type="none" style:font-name="Lato" fo:font-size="12pt" fo:letter-spacing="normal" fo:font-style="normal" style:text-underline-style="none" fo:font-weight="normal" style:text-blinking="false"/>
    </style:style>
    <style:style style:name="T44" style:family="text">
      <style:text-properties fo:font-variant="normal" fo:text-transform="none" fo:color="#010101" style:text-line-through-style="none" style:text-line-through-type="none" style:font-name="Lato" fo:font-size="12pt" fo:letter-spacing="normal" fo:font-style="normal" style:text-underline-style="none" fo:font-weight="normal" officeooo:rsid="002201a3" style:text-blinking="false"/>
    </style:style>
    <style:style style:name="T45" style:family="text">
      <style:text-properties fo:font-variant="normal" fo:text-transform="none" fo:color="#010101" style:text-line-through-style="none" style:text-line-through-type="none" style:font-name="Lato" fo:font-size="12pt" fo:letter-spacing="normal" fo:font-style="normal" style:text-underline-style="none" fo:font-weight="bold" officeooo:rsid="002201a3" style:text-blinking="false"/>
    </style:style>
    <style:style style:name="T46" style:family="text">
      <style:text-properties fo:font-variant="normal" fo:text-transform="none" fo:color="#010101" style:text-line-through-style="none" style:text-line-through-type="none" style:font-name="Lato" fo:font-size="12pt" fo:letter-spacing="normal" style:text-underline-style="none" fo:font-weight="normal" style:text-blinking="false"/>
    </style:style>
    <style:style style:name="T47"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48" style:family="text">
      <style:text-properties fo:font-variant="normal" fo:text-transform="none" fo:color="#333333" style:font-name="q serif" fo:font-size="12pt" fo:letter-spacing="normal" fo:font-style="normal" fo:font-weight="normal"/>
    </style:style>
    <style:style style:name="T49" style:family="text">
      <style:text-properties fo:font-variant="normal" fo:text-transform="none" fo:color="#adafb3" style:text-line-through-style="none" style:text-line-through-type="none" style:font-name="Lato" fo:font-size="12pt" fo:letter-spacing="normal" fo:font-style="normal" style:text-underline-style="none" fo:font-weight="normal" style:text-blinking="false"/>
    </style:style>
    <style:style style:name="T50" style:family="text">
      <style:text-properties fo:font-variant="normal" fo:text-transform="none" fo:color="#adafb3" style:text-line-through-style="none" style:text-line-through-type="none" style:font-name="Lato" fo:font-size="12pt" fo:letter-spacing="normal" fo:font-style="normal" style:text-underline-style="none" fo:font-weight="normal" officeooo:rsid="001ecf7b" style:text-blinking="false"/>
    </style:style>
    <style:style style:name="T51" style:family="text">
      <style:text-properties fo:font-variant="normal" fo:text-transform="none" fo:color="#adafb3" style:text-line-through-style="none" style:text-line-through-type="none" style:font-name="Lato" fo:font-size="12pt" fo:letter-spacing="normal" fo:font-style="normal" style:text-underline-style="none" fo:font-weight="normal" officeooo:rsid="002201a3" style:text-blinking="false"/>
    </style:style>
    <style:style style:name="T52" style:family="text">
      <style:text-properties fo:color="#010101"/>
    </style:style>
    <style:style style:name="T53" style:family="text">
      <style:text-properties fo:color="#010101" style:font-name="Lato" fo:font-size="12pt"/>
    </style:style>
    <style:style style:name="T54" style:family="text">
      <style:text-properties fo:color="#010101" style:font-name="Lato" fo:font-size="12pt" fo:font-weight="bold"/>
    </style:style>
    <style:style style:name="T55" style:family="text">
      <style:text-properties fo:color="#010101" style:font-name="Lato" fo:font-size="12pt" officeooo:rsid="0009a312"/>
    </style:style>
    <style:style style:name="T56" style:family="text">
      <style:text-properties officeooo:rsid="000818ee"/>
    </style:style>
    <style:style style:name="T57" style:family="text">
      <style:text-properties officeooo:rsid="000cdfdd"/>
    </style:style>
    <style:style style:name="T58" style:family="text">
      <style:text-properties fo:font-weight="bold"/>
    </style:style>
    <style:style style:name="T59" style:family="text">
      <style:text-properties fo:color="#adafb3" style:text-line-through-style="none" style:text-line-through-type="none" style:text-underline-style="none" style:text-blinking="false"/>
    </style:style>
    <style:style style:name="T60" style:family="text">
      <style:text-properties style:font-name="Lato" fo:font-size="12pt" fo:font-weight="normal"/>
    </style:style>
    <style:style style:name="T61" style:family="text">
      <style:text-properties style:font-name="Lato"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HYPERLEDGER_FABRIC:--</text:p>
      <text:p text:style-name="P1"/>
      <text:p text:style-name="P1"/>
      <text:p text:style-name="P8"><text:span text:style-name="T2">***</text:span><text:span text:style-name="T3">&gt;</text:span><text:span text:style-name="T15">Hyperledger</text:span><text:span text:style-name="T19"> </text:span><text:span text:style-name="T13">is an open-source collaborative effort created to advance cross-industry blockchain technologies. It is a global collaboration, hosted by The Linux Foundation, including leaders in finance, banking, Internet of Things, supply chain, manufacturing and technology.</text:span></text:p>
      <text:p text:style-name="P1"/>
      <text:p text:style-name="P9"><text:span text:style-name="T4">***&gt;</text:span><text:span text:style-name="T15">Hyperledger Fabric</text:span><text:span text:style-name="T19"> </text:span><text:span text:style-name="T13">is a blockchain framework implementation and one of the</text:span><text:span text:style-name="T15">Hyperledger</text:span><text:span text:style-name="T19"> </text:span><text:span text:style-name="T13">projects hosted by The Linux Foundation. ... </text:span><text:span text:style-name="T15">Hyperledger Fabric</text:span><text:span text:style-name="T13">leverages container technology to host smart contracts called “chaincode” that comprise the application logic of the system.</text:span></text:p>
      <text:p text:style-name="P1"/>
      <text:p text:style-name="P1">***<text:span text:style-name="T56">&gt; </text:span><text:span text:style-name="T53">Hyperledger Fabric is an open source enterprise-grade permissioned distributed ledger technology (DLT) platform, designed for use in enterprise contexts, that delivers some key differentiating capabilities over other popular distributed ledger or blockchain platforms.</text:span></text:p>
      <text:p text:style-name="P6"/>
      <text:p text:style-name="P3"><text:span text:style-name="T1">--&gt;T</text:span>he Hyperledger Fabric framework is compatible with Mac OS X, Windows and other Linux distributions.</text:p>
      <text:p text:style-name="P3"/>
      <text:p text:style-name="P8"><text:span text:style-name="T7">--</text:span><text:span text:style-name="T8">&gt;</text:span><text:span text:style-name="T7">We will use the </text:span><text:span text:style-name="Strong_20_Emphasis"><text:span text:style-name="T11">Go</text:span></text:span><text:span text:style-name="T12"> </text:span><text:span text:style-name="T7">language to design a first application, because the Hyperledger Fabric has been built also in Go and the Fabric SDK Go is really simple to use</text:span></text:p>
      <text:p text:style-name="P3"/>
      <text:p text:style-name="P8"><text:span text:style-name="T7">--</text:span><text:span text:style-name="T8">&gt;</text:span><text:span text:style-name="T3">Hyperledger Fabric uses </text:span><text:span text:style-name="Strong_20_Emphasis"><text:span text:style-name="T5">Docker</text:span></text:span><text:span text:style-name="T6"> </text:span><text:span text:style-name="T3">to easily deploy a blockchain network</text:span></text:p>
      <text:p text:style-name="P2"/>
      <text:p text:style-name="P8"><text:span text:style-name="T8">--&gt;</text:span><text:span text:style-name="T25">adding </text:span><text:span text:style-name="Emphasis"><text:span text:style-name="T35">smart contracts</text:span></text:span><text:span text:style-name="T22"> </text:span><text:span text:style-name="T25">to create a platform for distributed applications. Bitcoin and Ethereum fall into a class of blockchain that we would classify as </text:span><text:span text:style-name="Emphasis"><text:span text:style-name="T35">public permissionless</text:span></text:span><text:span text:style-name="T22"> </text:span><text:span text:style-name="T25">blockchain technology. Basically, these are public networks, open to anyone, where participants interact anonymously.</text:span></text:p>
      <text:p text:style-name="P4"/>
      <text:p text:style-name="P8"><text:span text:style-name="T8">--</text:span><text:span text:style-name="T9">&gt;For enterprise use, we need to consider the following requirements:</text:span></text:p>
      <text:list xml:id="list475260189204561082" text:style-name="L1">
        <text:list-item>
          <text:p text:style-name="P28">Participants must be identified/identifiable</text:p>
        </text:list-item>
        <text:list-item>
          <text:p text:style-name="P31"><text:span text:style-name="T24">Networks need to be </text:span><text:span text:style-name="Emphasis"><text:span text:style-name="T24">permissioned</text:span></text:span></text:p>
        </text:list-item>
        <text:list-item>
          <text:p text:style-name="P28">High transaction throughput performance</text:p>
        </text:list-item>
        <text:list-item>
          <text:p text:style-name="P28">Low latency of transaction confirmation</text:p>
        </text:list-item>
        <text:list-item>
          <text:p text:style-name="P28">Privacy and confidentiality of transactions and data pertaining to business transactions</text:p>
        </text:list-item>
      </text:list>
      <text:p text:style-name="P8"><text:span text:style-name="T9">--</text:span><text:span text:style-name="T10">&gt;</text:span><text:span text:style-name="T26">Fabric is the first distributed ledger platform to support </text:span><text:span text:style-name="Strong_20_Emphasis"><text:span text:style-name="T31">smart contracts authored in general-purpose programming languages</text:span></text:span><text:span text:style-name="T23"> </text:span><text:span text:style-name="T26">such as Java, Go and Node.js, rather than constrained domain-specific languages (DSL).</text:span></text:p>
      <text:p text:style-name="P5"><text:soft-page-break/></text:p>
      <text:p text:style-name="P1"><text:span text:style-name="T53">--</text:span><text:span text:style-name="T55">&gt;</text:span><text:span text:style-name="T53">One of the most important of the platform’s differentiators is its support for </text:span><text:span text:style-name="Strong_20_Emphasis"><text:span text:style-name="T54">pluggable consensus protocols</text:span></text:span><text:span text:style-name="T52"> </text:span><text:span text:style-name="T53">that enable the platform to be more effectively customized to fit particular use cases and trust models.</text:span></text:p>
      <text:p text:style-name="P8"><text:span text:style-name="T24">--</text:span><text:span text:style-name="T27">&gt;Fabric can leverage consensus protocols that </text:span><text:span text:style-name="Strong_20_Emphasis"><text:span text:style-name="T32">do not require a native cryptocurrency</text:span></text:span><text:span text:style-name="T36"> </text:span><text:span text:style-name="T27">to incent costly mining or to fuel smart contract execution</text:span></text:p>
      <text:p text:style-name="P7"/>
      <text:p text:style-name="P7"/>
      <text:p text:style-name="P7"/>
      <text:p text:style-name="P7"/>
      <text:p text:style-name="P7">-----<text:span text:style-name="T57">&gt;</text:span>Hyperledger Fabric is one of the blockchain projects within Hyperledger. Like other blockchain technologies, it has a ledger, uses smart contracts, and is a system by which participants manage their transactions.</text:p>
      <text:p text:style-name="P7"/>
      <text:p text:style-name="P12"> the members of a Hyperledger Fabric network enroll through a trusted <text:span text:style-name="Strong_20_Emphasis"><text:span text:style-name="T58">Membership Service Provider (MSP)</text:span></text:span>.</text:p>
      <text:p text:style-name="Text_20_body"><text:line-break/><text:span text:style-name="T24">Hyperledger Fabric also offers several pluggable options. Ledger data can be stored in multiple formats, consensus mechanisms can be swapped in and out, and different MSPs are supported.</text:span></text:p>
      <text:p text:style-name="Text_20_body"><text:line-break/><text:span text:style-name="T24">Hyperledger Fabric also offers the ability to create </text:span><text:span text:style-name="Strong_20_Emphasis"><text:span text:style-name="T30">channels</text:span></text:span><text:span text:style-name="T24">, allowing a group of participants to create a separate ledger of transactions. If two participants form a channel, then those participants — and no others — have copies of the ledger for that channel.</text:span></text:p>
      <text:p text:style-name="P20"><text:line-break/><text:span text:style-name="Strong_20_Emphasis"><text:span text:style-name="T30">Shared Ledger:-------</text:span></text:span></text:p>
      <text:p text:style-name="P14"><text:span text:style-name="Strong_20_Emphasis"><text:span text:style-name="T24">Hyperledger Fabric has a ledger subsystem comprising two components: the </text:span></text:span><text:span text:style-name="Strong_20_Emphasis"><text:span text:style-name="T30">world state </text:span></text:span><text:span text:style-name="Strong_20_Emphasis"><text:span text:style-name="T24">and the </text:span></text:span><text:span text:style-name="Strong_20_Emphasis"><text:span text:style-name="T30">transaction log</text:span></text:span><text:span text:style-name="Strong_20_Emphasis"><text:span text:style-name="T24">. Each participant has a copy of the ledger to every Hyperledger Fabric network they belong to.</text:span></text:span></text:p>
      <text:p text:style-name="P14"><text:span text:style-name="Strong_20_Emphasis"><text:span text:style-name="T24">The world state component describes the state of the ledger at a given point in time. It’s the database of the ledger. The transaction log component records all transactions which have resulted in the current value of the world state; it’s the update history for the world state. The ledger, then, is a combination of the world state database and the transaction log history.</text:span></text:span></text:p>
      <text:p text:style-name="Text_20_body"/>
      <text:p text:style-name="Text_20_body"><text:line-break/><text:span text:style-name="Strong_20_Emphasis"><text:span text:style-name="T30">Smart Contracts</text:span></text:span></text:p>
      <text:p text:style-name="P16"><text:span text:style-name="T24">Hyperledger Fabric smart contracts are written in </text:span><text:span text:style-name="Strong_20_Emphasis"><text:span text:style-name="T30">chaincode</text:span></text:span><text:span text:style-name="T24"> and are invoked by an application external to the blockchain when that application needs to interact with the ledger. In most cases, chaincode interacts only with the database component of the ledger, the world state (querying it, for example), and not the transaction log.</text:span></text:p>
      <text:p text:style-name="Text_20_body"><text:soft-page-break/><text:line-break/><text:span text:style-name="Strong_20_Emphasis"><text:span text:style-name="T24">Chaincode can be implemented in several programming languages. Currently, Go and Node are supported.</text:span></text:span></text:p>
      <text:p text:style-name="P20"><text:line-break/><text:span text:style-name="Strong_20_Emphasis"><text:span text:style-name="T33">Peer to Peer Network:--------(P2P)</text:span></text:span></text:p>
      <text:p text:style-name="P15"><text:span text:style-name="Strong_20_Emphasis"><text:span text:style-name="T14">Stands for "</text:span></text:span><text:span text:style-name="Strong_20_Emphasis"><text:span text:style-name="T16">Peer to Peer</text:span></text:span><text:span text:style-name="Strong_20_Emphasis"><text:span text:style-name="T14">." In a </text:span></text:span><text:span text:style-name="Strong_20_Emphasis"><text:span text:style-name="T16">P2P network</text:span></text:span><text:span text:style-name="Strong_20_Emphasis"><text:span text:style-name="T14">, the "</text:span></text:span><text:span text:style-name="Strong_20_Emphasis"><text:span text:style-name="T16">peers</text:span></text:span><text:span text:style-name="Strong_20_Emphasis"><text:span text:style-name="T14">" are computer systems which are connected to each other via the Internet. Files can be shared directly between systems on the </text:span></text:span><text:span text:style-name="Strong_20_Emphasis"><text:span text:style-name="T16">network</text:span></text:span><text:span text:style-name="Strong_20_Emphasis"><text:span text:style-name="T20"> </text:span></text:span><text:span text:style-name="Strong_20_Emphasis"><text:span text:style-name="T14">without the need of a central server. In other words, each computer on a </text:span></text:span><text:span text:style-name="Strong_20_Emphasis"><text:span text:style-name="T16">P2P network</text:span></text:span><text:span text:style-name="Strong_20_Emphasis"><text:span text:style-name="T20"> </text:span></text:span><text:span text:style-name="Strong_20_Emphasis"><text:span text:style-name="T14">becomes a file server as well as a client.</text:span></text:span></text:p>
      <text:p text:style-name="P15"><text:span text:style-name="Strong_20_Emphasis"><text:span text:style-name="T33"/></text:span></text:p>
      <text:p text:style-name="P15"><text:span text:style-name="Strong_20_Emphasis"><text:span text:style-name="T16">Peer-to-peer networking</text:span></text:span><text:span text:style-name="Strong_20_Emphasis"><text:span text:style-name="T20"> </text:span></text:span><text:span text:style-name="Strong_20_Emphasis"><text:span text:style-name="T14">involves data transfer from one user to another without using an intermediate server. ... When a file is downloaded through a </text:span></text:span><text:span text:style-name="Strong_20_Emphasis"><text:span text:style-name="T16">peer-to-peer network</text:span></text:span><text:span text:style-name="Strong_20_Emphasis"><text:span text:style-name="T14">, it is impossible to know who created the file or what users are connected to the </text:span></text:span><text:span text:style-name="Strong_20_Emphasis"><text:span text:style-name="T16">network</text:span></text:span><text:span text:style-name="Strong_20_Emphasis"><text:span text:style-name="T20"> </text:span></text:span><text:span text:style-name="Strong_20_Emphasis"><text:span text:style-name="T14">at a given time.</text:span></text:span></text:p>
      <text:p text:style-name="Text_20_body"><text:span text:style-name="T13">The advantages of peer to peer network are as follows: The main advantage of peer to peer network is that it is easier to set up. In peer-to-peer networks all nodes are act as server as well as client therefore no need of dedicated server. The peer to peer network is less </text:span><text:span text:style-name="T15">expensive</text:span><text:span text:style-name="T13">.</text:span><text:line-break/></text:p>
      <text:p text:style-name="P18"/>
      <text:p text:style-name="P18">Blockchain is a decentralized distributed ledger, that maintains a continuously growing number of transactions and data records. Transactions occur directly, without any intermediaries and central authority.</text:p>
      <text:p text:style-name="P17"><text:a xlink:type="simple" xlink:href="https://en.wikipedia.org/wiki/Bitcoin" office:target-frame-name="_blank" xlink:show="new" text:style-name="Internet_20_link" text:visited-style-name="Visited_20_Internet_20_Link"><text:span text:style-name="T47">Bitcoin</text:span></text:a><text:span text:style-name="T48">, the most famous and popular cryptocurrency and digital payment system, was the first decentralized digital currency as it works without a central repository or a single administrator.</text:span></text:p>
      <text:p text:style-name="P17"><text:span text:style-name="T48">Bitcoin represents a peer-to-peer (p2p) payment system, based on Blockchain technology: all transactions are verified by network </text:span><text:a xlink:type="simple" xlink:href="https://en.wikipedia.org/wiki/Node_(networking)" office:target-frame-name="_blank" xlink:show="new" text:style-name="Internet_20_link" text:visited-style-name="Visited_20_Internet_20_Link"><text:span text:style-name="T47">nodes</text:span></text:a><text:span text:style-name="T48"> and recorded in Blockchain </text:span><text:a xlink:type="simple" xlink:href="https://en.wikipedia.org/wiki/Distributed_ledger" office:target-frame-name="_blank" xlink:show="new" text:style-name="Internet_20_link" text:visited-style-name="Visited_20_Internet_20_Link"><text:span text:style-name="T47">distributed ledger</text:span></text:a><text:span text:style-name="T48">.</text:span></text:p>
      <text:p text:style-name="Text_20_body"><text:line-break/><text:span text:style-name="T39">Permissioned vs Permissionless Blockchains</text:span></text:p>
      <text:p text:style-name="P13">In a permissionless blockchain, virtually anyone can participate, and every participant is anonymous.</text:p>
      <text:p text:style-name="P13">there can be no trust other than that the state of the blockchain, prior to a certain depth, is immutable</text:p>
      <text:p text:style-name="P13"/>
      <text:p text:style-name="P13"><text:soft-page-break/><text:span text:style-name="Strong_20_Emphasis"><text:span text:style-name="T58">Permissioned</text:span></text:span> blockchains, on the other hand, operate a blockchain amongst a set of known, identified</text:p>
      <text:p text:style-name="P13"> A permissioned blockchain provides a way to secure the interactions among a group of entities that have a common goal but which may not fully trust each other. </text:p>
      <text:p text:style-name="P13">the participants are known to one another and all actions, whether submitting application transactions, modifying the configuration of the network or deploying a smart contract are recorded on the blockchain following an endorsement policy that was established for the network and relevant transaction type</text:p>
      <text:p text:style-name="P13"/>
      <text:h text:style-name="P11" text:outline-level="2">Smart Contracts</text:h>
      <text:p text:style-name="P13">There are three key points that apply to smart contracts, especially when applied to a platform:</text:p>
      <text:list xml:id="list9035339039563900145" text:style-name="L2">
        <text:list-item>
          <text:p text:style-name="P29">many smart contracts run concurrently in the network,</text:p>
        </text:list-item>
        <text:list-item>
          <text:p text:style-name="P29">they may be deployed dynamically (in many cases by anyone), and</text:p>
        </text:list-item>
        <text:list-item>
          <text:p text:style-name="P29">application code should be treated as untrusted, potentially even malicious.</text:p>
        </text:list-item>
      </text:list>
      <text:p text:style-name="Text_20_body"><text:span text:style-name="T24">Most existing smart-contract capable blockchain platforms follow an </text:span><text:span text:style-name="Strong_20_Emphasis"><text:span text:style-name="T30">order-execute</text:span></text:span><text:span text:style-name="T24">architecture in which the consensus protocol:</text:span></text:p>
      <text:list xml:id="list2517425508098810797" text:style-name="L3">
        <text:list-item>
          <text:p text:style-name="P30">validates and orders transactions then propagates them to all peer nodes,</text:p>
        </text:list-item>
        <text:list-item>
          <text:p text:style-name="P30">each peer then executes the transactions sequentially.</text:p>
        </text:list-item>
      </text:list>
      <text:p text:style-name="Text_20_body"><text:line-break/><text:span text:style-name="T24">Smart contracts executing in a blockchain that operates with the order-execute architecture must be deterministic; otherwise, consensus might never be reached</text:span></text:p>
      <text:p text:style-name="P18">since all transactions are executed sequentially by all nodes, performance and scale is limited. The fact that the smart contract code executes on every node in the system demands that complex measures be taken to protect the overall system from potentially malicious contracts in order to ensure resiliency of the overall system.</text:p>
      <text:p text:style-name="P18"/>
      <text:p text:style-name="P18"/>
      <text:p text:style-name="P18"/>
      <text:p text:style-name="P18"/>
      <text:h text:style-name="P21" text:outline-level="2"><text:soft-page-break/>What is Chaincode?</text:h>
      <text:p text:style-name="Text_20_body"><text:line-break/><text:span text:style-name="T24">--------------------------------------------------------------</text:span><text:span text:style-name="T28">------------------------------</text:span></text:p>
      <text:p text:style-name="P19">A chaincode typically handles business logic agreed to by members of the network, so it similar to a “smart contract”. </text:p>
      <text:p text:style-name="P19"> A chaincode can be invoked to update or query the ledger in a proposal transaction. </text:p>
      <text:p text:style-name="P19">, a chaincode may invoke another chaincode, either in the same channel or in different channels, to access its state.</text:p>
      <text:p text:style-name="P19">if the called chaincode is on a different channel from the calling chaincode, only read query is allowed.</text:p>
      <text:p text:style-name="P18">That is, the called chaincode on a different channel is only a <text:span text:style-name="Citation">Query</text:span>, which does not participate in state validation checks in subsequent commit phase.</text:p>
      <text:p text:style-name="P18"/>
      <text:p text:style-name="P18">Chaincode is a program, written in <text:a xlink:type="simple" xlink:href="https://golang.org/" text:style-name="Internet_20_link" text:visited-style-name="Visited_20_Internet_20_Link"><text:span text:style-name="T59">Go</text:span></text:a>, <text:a xlink:type="simple" xlink:href="https://nodejs.org/" text:style-name="Internet_20_link" text:visited-style-name="Visited_20_Internet_20_Link"><text:span text:style-name="T59">node.js</text:span></text:a>, that implements a prescribed interface. Eventually, other programming languages such as Java, will be supported. Chaincode runs in a secured Docker container isolated from the endorsing peer process. Chaincode initializes and manages the ledger state through transactions submitted by applications.</text:p>
      <text:p text:style-name="P23"><text:line-break/><text:span text:style-name="T40">Hyperledger Fabric Functionalities</text:span></text:p>
      <text:p text:style-name="P24">Hyperledger Fabric is an implementation of distributed ledger technology (DLT)that delivers enterprise-ready network security and performance</text:p>
      <text:p text:style-name="P24">Hyperledger Fabric delivers the following blockchain network functionalities:</text:p>
      <text:h text:style-name="P35" text:outline-level="2">Identity management</text:h>
      <text:p text:style-name="P25"> <text:span text:style-name="T60">Hyperledger Fabric provides a membership identity service that manages user IDs and authenticates all participants on the network.For example, a specific user ID could be permitted to invoke a chaincode application, but be blocked from deploying new chaincode.</text:span></text:p>
      <text:h text:style-name="P36" text:outline-level="2"><text:soft-page-break/><text:span text:style-name="T37">Privacy and confidentiality: </text:span><text:span text:style-name="T24"><text:s text:c="2"/></text:span><text:span text:style-name="T34"> </text:span><text:span text:style-name="T24">Private </text:span><text:span text:style-name="Strong_20_Emphasis"><text:span text:style-name="T30">channels</text:span></text:span><text:span text:style-name="T34"> </text:span><text:span text:style-name="T24">are restricted messaging paths that can be used to provide transaction privacy and confidentiality for specific subsets of network members.  All data, including transaction, member and channel information, on a channel are invisible and inaccessible to any network members not explicitly granted access to that channel.</text:span></text:h>
      <text:h text:style-name="P37" text:outline-level="2">Efficient processing</text:h>
      <text:p text:style-name="Text_20_body"><text:span text:style-name="T41"> </text:span><text:span text:style-name="T24">transaction execution is separated from transaction ordering and commitment. Executing transactions prior to ordering them enables each peer node to process multiple transactions simultaneously.</text:span><text:line-break/><text:line-break/><text:span text:style-name="T39">Chaincode functionality</text:span></text:p>
      <text:p text:style-name="Text_20_body"><text:line-break/><text:span text:style-name="T24">Chaincode applications encode logic that is invoked by specific types of transactions on the channel. Chaincode that defines parameters for a change of asset ownership</text:span></text:p>
      <text:p text:style-name="Text_20_body"><text:span text:style-name="T41"> </text:span><text:span text:style-name="Strong_20_Emphasis"><text:span text:style-name="T30">System chaincode</text:span></text:span><text:span text:style-name="T41"> </text:span><text:span text:style-name="T24">is distinguished as chaincode that defines operating parameters for the entire channel. Lifecycle and configuration system chaincode defines the rules for the channel; endorsement and validation system chaincode defines the requirements for endorsing and validating transactions.</text:span><text:line-break/></text:p>
      <text:h text:style-name="P37" text:outline-level="2">Modular design</text:h>
      <text:p text:style-name="Text_20_body"><text:span text:style-name="T24">Hyperledger Fabric implements a modular architecture to provide functional choice to network designers. Specific algorithms for identity, ordering (consensus) and encryption, </text:span><text:line-break/><text:line-break/></text:p>
      <text:h text:style-name="P22" text:outline-level="1"><text:span text:style-name="T61">Hyperledger Fabric Model</text:span></text:h>
      <text:p text:style-name="P26"><text:span text:style-name="T42">1. Assets: </text:span><text:span text:style-name="T29">Hyperledger Fabric provides the ability to modify assets using chaincode transactions.Assets can be represented in binary and/or JSON form.</text:span></text:p>
      <text:p text:style-name="P26"><text:span text:style-name="T42">2. Chaincode</text:span></text:p>
      <text:p text:style-name="P26"><text:span text:style-name="T42">3. Ledger Features</text:span></text:p>
      <text:p text:style-name="P26"><text:span text:style-name="T42">4. privacy</text:span></text:p>
      <text:p text:style-name="P26"><text:span text:style-name="T42">5. <text:s/>Secu5rity and Membership Service</text:span></text:p>
      <text:p text:style-name="P26"><text:span text:style-name="T42">6. Consensus</text:span></text:p>
      <text:p text:style-name="P26"/>
      <text:p text:style-name="P27"><text:span text:style-name="T15">Hyperledger Composer</text:span><text:span text:style-name="T19"> </text:span><text:span text:style-name="T13">- </text:span><text:span text:style-name="T15">Hyperledger</text:span><text:span text:style-name="T13">.</text:span><text:span text:style-name="T15">Hyperledger Composer</text:span><text:span text:style-name="T19"> </text:span><text:span text:style-name="T13">is a set of collaboration tools for building </text:span><text:span text:style-name="T15">blockchain</text:span><text:span text:style-name="T19"> </text:span><text:span text:style-name="T13">business networks that make it simple and fast for business </text:span><text:soft-page-break/><text:span text:style-name="T13">owners and developers to create smart contracts and </text:span><text:span text:style-name="T15">blockchain</text:span><text:span text:style-name="T19"> </text:span><text:span text:style-name="T13">applications to solve business problems.</text:span></text:p>
      <text:p text:style-name="P27"><text:line-break/><text:span text:style-name="T39">What is a blockchain network?</text:span></text:p>
      <text:p text:style-name="Text_20_body"><text:line-break/><text:span text:style-name="T24">A blockchain network is a technical infrastructure that provides ledger and smart contract (chaincode) services to applications. Primarily, smart contracts are used to generate transactions which are subsequently distributed to every peer node in the network where they are immutably recorded on their copy of the ledger. </text:span></text:p>
      <text:p text:style-name="Text_20_body"><text:span text:style-name="T13">The </text:span><text:span text:style-name="T17">Certificate Authority (CA</text:span><text:span text:style-name="T18">) </text:span><text:span text:style-name="T13">provides a number of </text:span><text:span text:style-name="T15">certificate services</text:span><text:span text:style-name="T21"> </text:span><text:span text:style-name="T13">to users of a blockchain. More specifically, these services relate to user enrollment, transactions invoked on the blockchain, and </text:span><text:span text:style-name="T15">TLS</text:span><text:span text:style-name="T13">-secured connections between users or components of the blockchain.</text:span></text:p>
      <text:p text:style-name="Text_20_body"><text:span text:style-name="T24"/></text:p>
      <text:h text:style-name="P38" text:outline-level="3"><text:span text:style-name="T61">Types of peers</text:span></text:h>
      <text:p text:style-name="Text_20_body"><text:a xlink:type="simple" xlink:href="https://hyperledger-fabric.readthedocs.io/en/latest/glossary.html#commitment" text:style-name="Internet_20_link" text:visited-style-name="Visited_20_Internet_20_Link"><text:span text:style-name="Emphasis"><text:span text:style-name="T49">Committing peer</text:span></text:span></text:a><text:span text:style-name="Emphasis"><text:span text:style-name="T43">: Every peer node in a channel is a committing peer. It receives blocks of generated transactions, which are subsequently validated before they are committed to the peer node’s copy of the ledger as an append operation.</text:span></text:span></text:p>
      <text:p text:style-name="Text_20_body"><text:a xlink:type="simple" xlink:href="https://hyperledger-fabric.readthedocs.io/en/latest/glossary.html#endorsement" text:style-name="Internet_20_link" text:visited-style-name="Visited_20_Internet_20_Link"><text:span text:style-name="Emphasis"><text:span text:style-name="T49">Endorsing peer</text:span></text:span></text:a><text:span text:style-name="Emphasis"><text:span text:style-name="T43">. Every peer with a smart contract </text:span></text:span><text:span text:style-name="Emphasis"><text:span text:style-name="T46">can</text:span></text:span><text:span text:style-name="Emphasis"><text:span text:style-name="T43"> be an endorsing peer if it has a smart contract installed.the smart contract on the peer must be used by a client application to generate a digitally signed transaction respons</text:span></text:span><text:span text:style-name="Emphasis"><text:span text:style-name="T44">e</text:span></text:span></text:p>
      <text:p text:style-name="Text_20_body"><text:a xlink:type="simple" xlink:href="https://hyperledger-fabric.readthedocs.io/en/latest/glossary.html#leading-peer" text:style-name="Internet_20_link" text:visited-style-name="Visited_20_Internet_20_Link"><text:span text:style-name="Emphasis"><text:span text:style-name="T51">Leader peer</text:span></text:span></text:a><text:span text:style-name="Emphasis"><text:span text:style-name="T44">. When an organization has multiple peers in a channel, a leader peer is a node which takes responsibility for distributing transactions from the orderer to the other committing peers in the organization.</text:span></text:span></text:p>
      <text:p text:style-name="Text_20_body"><text:a xlink:type="simple" xlink:href="https://hyperledger-fabric.readthedocs.io/en/latest/glossary.html#anchor-peer" text:style-name="Internet_20_link" text:visited-style-name="Visited_20_Internet_20_Link"><text:span text:style-name="Emphasis"><text:span text:style-name="T51">Anchor peer</text:span></text:span></text:a><text:span text:style-name="Emphasis"><text:span text:style-name="T44">. If a peer needs to communicate with a peer in another organization, then it can use one of the </text:span></text:span><text:span text:style-name="Emphasis"><text:span text:style-name="Strong_20_Emphasis"><text:span text:style-name="T45">anchor peers</text:span></text:span></text:span><text:span text:style-name="Emphasis"><text:span text:style-name="T44"> defined in the channel configuration for that organization. An organization can have zero or more anchor peers defined for it, and an anchor peer can help with many different cross-organization communication scenarios.</text:span></text:span></text:p>
      <text:p text:style-name="Text_20_body"><text:line-break/><text:span text:style-name="T39">What is an Identity?</text:span></text:p>
      <text:p text:style-name="Text_20_body"><text:span text:style-name="T24">The different actors in a blockchain network include peers, orderers, client applications, administrators and more. Each of these actors — active elements inside or outside a network able to consume services — has a digital identity encapsulated in an X.509 digital certificate. These identities really matter because they </text:span><text:span text:style-name="Strong_20_Emphasis"><text:span text:style-name="T30">determine the exact permissions over resources and access to information that actors have in a blockchain network.</text:span></text:span></text:p>
      <text:p text:style-name="Text_20_body"><text:soft-page-break/><text:span text:style-name="T24">, an MSP is a component that defines the rules that govern the valid identities for this organization. The default MSP implementation in Fabric uses X.509 certificates as identities, adopting a traditional Public Key Infrastructure (PKI) hierarchical model (more on PKI later).</text:span><text:line-break/><text:span text:style-name="Emphasis"><text:span text:style-name="T41"> </text:span></text:span><text:span text:style-name="Emphasis"><text:span text:style-name="T24">a PKI provides a list of identities, and an MSP says which of these are members of a given organization that participates in the network.</text:span></text:span></text:p>
      <text:p text:style-name="Text_20_body"><text:line-break/><text:span text:style-name="T39">What are PKIs?</text:span></text:p>
      <text:p text:style-name="P16"><text:span text:style-name="Strong_20_Emphasis"><text:span text:style-name="T30">A public key infrastructure (PKI) is a collection of internet technologies that provides secure communications in a network</text:span></text:span></text:p>
      <text:p text:style-name="P16"><text:span text:style-name="Strong_20_Emphasis"><text:span text:style-name="T24">PKI can provide verifiable identities through a chain of trust</text:span></text:span></text:p>
      <text:p text:style-name="P34">There are four key elements to PKI:</text:p>
      <text:list xml:id="list5964623786500553675" text:style-name="L5">
        <text:list-item>
          <text:p text:style-name="P32"><text:span text:style-name="Strong_20_Emphasis"><text:span text:style-name="T30">Digital Certificates</text:span></text:span></text:p>
        </text:list-item>
        <text:list-item>
          <text:p text:style-name="P32"><text:span text:style-name="Strong_20_Emphasis"><text:span text:style-name="T30">Public and Private Keys</text:span></text:span></text:p>
        </text:list-item>
        <text:list-item>
          <text:p text:style-name="P32"><text:span text:style-name="Strong_20_Emphasis"><text:span text:style-name="T30">Certificate Authorities</text:span></text:span></text:p>
        </text:list-item>
        <text:list-item>
          <text:p text:style-name="P32"><text:span text:style-name="Strong_20_Emphasis"><text:span text:style-name="T30">Certificate Revocation Lists</text:span></text:span></text:p>
        </text:list-item>
      </text:list>
      <text:p text:style-name="Text_20_body"><text:line-break/><text:span text:style-name="T39">Certificate Authorities</text:span></text:p>
      <text:p text:style-name="Text_20_body"><text:span text:style-name="T24">an actor or a node is able to participate in the blockchain network, via the means of a </text:span><text:span text:style-name="Strong_20_Emphasis"><text:span text:style-name="T30">digital identity</text:span></text:span><text:span text:style-name="T41"> </text:span><text:span text:style-name="T24">issued for it by an authority trusted by the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Roboto Slab" svg:font-family="'Roboto Slab', ff-tisa-web-pro, Georgia, Arial, sans-serif"/>
    <style:font-face style:name="Roboto" svg:font-family="Roboto, Arial, sans-serif"/>
    <style:font-face style:name="arial" svg:font-family="arial, sans-serif"/>
    <style:font-face style:name="q serif" svg:font-family="'q serif', Georgia, Times, 'Times New Roman', 'Hiragino Kaku Gothic Pro', Meiry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4T14:54:48.318227389</meta:creation-date>
    <dc:date>2018-08-20T19:24:40.135671269</dc:date>
    <meta:editing-duration>PT5H44M16S</meta:editing-duration>
    <meta:editing-cycles>3</meta:editing-cycles>
    <meta:generator>LibreOffice/5.1.6.2$Linux_X86_64 LibreOffice_project/10m0$Build-2</meta:generator>
    <meta:document-statistic meta:table-count="0" meta:image-count="0" meta:object-count="0" meta:page-count="8" meta:paragraph-count="99" meta:word-count="2076" meta:character-count="13971" meta:non-whitespace-character-count="11976"/>
  </office:meta>
</office:document-meta>
</file>